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ff972f" draw:fill="solid" draw:fill-color="#ffffff" draw:textarea-vertical-align="middle" loext:decorative="false"/>
    </style:style>
    <style:style style:name="gr3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2.75cm" fo:min-width="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972f" draw:fill-color="#e8f2a1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972f" draw:fill-color="#b4c7dc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2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972f" draw:fill-color="#b4c7dc" draw:textarea-horizontal-align="justify" draw:textarea-vertical-align="middle" draw:auto-grow-height="false" fo:min-height="1.25cm" fo:min-width="2.5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ff972f" draw:fill-color="#3465a4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>
      <style:graphic-properties draw:fill="solid" draw:fill-color="#ffde59" draw:textarea-vertical-align="middle" loext:decorative="false"/>
    </style:style>
    <style:style style:name="gr16" style:family="graphic" style:parent-style-name="standard">
      <style:graphic-properties svg:stroke-color="#ff972f" draw:fill-color="#127622" draw:textarea-horizontal-align="justify" draw:textarea-vertical-align="middle" draw:auto-grow-height="false" fo:min-height="2cm" fo:min-width="6.0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972f" draw:fill-color="#342a06"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0.75cm" fo:min-width="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start="Arrowheads_20_1" draw:marker-end="Arrowheads_20_1" draw:fill="none" draw:textarea-vertical-align="middle" loext:decorative="false"/>
    </style:style>
    <style:style style:name="gr23" style:family="graphic" style:parent-style-name="standard">
      <style:graphic-properties draw:fill-color="#e8f2a1" draw:textarea-horizontal-align="justify" draw:textarea-vertical-align="middle" draw:auto-grow-height="false" fo:min-height="0.845cm" fo:min-width="1.001cm" loext:decorative="false"/>
      <style:paragraph-properties style:writing-mode="lr-tb"/>
    </style:style>
    <style:style style:name="gr24" style:family="graphic" style:parent-style-name="objectwithoutfill">
      <style:graphic-properties draw:marker-start="Arrowheads_20_1" draw:marker-end="" draw:fill="none" draw:textarea-vertical-align="middle" loext:decorative="false"/>
    </style:style>
    <style:style style:name="gr25" style:family="graphic" style:parent-style-name="objectwithoutfill">
      <style:graphic-properties draw:marker-start="Arrowheads_20_1" draw:fill="none" draw:textarea-vertical-align="middle" loext:decorative="false"/>
    </style:style>
    <style:style style:name="gr26" style:family="graphic" style:parent-style-name="standard">
      <style:graphic-properties svg:stroke-color="#ff972f" draw:fill-color="#127622" draw:textarea-horizontal-align="justify" draw:textarea-vertical-align="middle" draw:auto-grow-height="false" fo:min-height="1.25cm" fo:min-width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de59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e8f2a1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e8f2a1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3465a4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e59"/>
      <style:paragraph-properties fo:text-align="center"/>
    </style:style>
    <style:style style:name="P10" style:family="paragraph">
      <loext:graphic-properties draw:fill-color="#127622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-color="#342a06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666666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-color="#e8f2a1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2cm" svg:x="17.6cm" svg:y="3.6cm">
          <text:p text:style-name="P1"><text:span text:style-name="T1">Racks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6.23077283441393cm 2.34615439010456cm)" svg:viewBox="0 0 2635 2912" draw:points="0,2080 901,2080 1248,2912 2635,832 2288,0 1387,0">
          <text:p/>
        </draw:polygon>
        <draw:custom-shape draw:style-name="gr3" draw:text-style-name="P2" draw:layer="layout" svg:width="8.5cm" svg:height="3cm" svg:x="8.5cm" svg:y="3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layer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5cm" svg:height="1.5cm" svg:x="9.5cm" svg:y="3.5cm">
          <text:p text:style-name="P1"><text:span text:style-name="T1">song 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11.2cm" svg:y="3.5cm">
          <text:p text:style-name="P1"><text:span text:style-name="T1">injector par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1.5cm" svg:x="13.2cm" svg:y="3.5cm">
          <text:p text:style-name="P1"><text:span text:style-name="T1">midi 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15cm" svg:y="3.5cm">
          <text:p text:style-name="P1"><text:span text:style-name="T1">rack ho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8.5cm" svg:y="7cm">
          <text:p text:style-name="P1"><text:span text:style-name="T1">Audio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8.5cm" svg:y="9cm">
          <text:p text:style-name="P1"><text:span text:style-name="T1">Audio dr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1.5cm" svg:y="7cm">
          <text:p text:style-name="P1"><text:span text:style-name="T1">Midi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1.5cm" svg:y="9cm">
          <text:p text:style-name="P1"><text:span text:style-name="T1">Midi dri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1.5cm" svg:x="1.5cm" svg:y="3.5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75cm" svg:height="1cm" svg:x="5.05cm" svg:y="3.7cm">
          <text:p text:style-name="P1"><text:span text:style-name="T1">param 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05cm" svg:height="1.5cm" svg:x="3.95cm" svg:y="1.5cm">
          <text:p text:style-name="P1"><text:span text:style-name="T1">Object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9.73077283441393cm 0.34615439010456cm)" svg:viewBox="0 0 2635 2912" draw:points="0,2080 901,2080 1248,2912 2635,832 2288,0 1387,0">
          <text:p/>
        </draw:polygon>
        <draw:custom-shape draw:style-name="gr11" draw:text-style-name="P6" draw:layer="layout" svg:width="2.3cm" svg:height="1cm" svg:x="8.5cm" svg:y="1.75cm">
          <text:p text:style-name="P1"><text:span text:style-name="T1">injector 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5cm" svg:y="9cm">
          <text:p text:style-name="P1"><text:span text:style-name="T1">File driver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14.7307728344139cm 0.346154390104561cm)" svg:viewBox="0 0 2635 2912" draw:points="0,2080 901,2080 1248,2912 2635,832 2288,0 1387,0">
          <text:p/>
        </draw:polygon>
        <draw:custom-shape draw:style-name="gr12" draw:text-style-name="P6" draw:layer="layout" svg:width="2.4cm" svg:height="1cm" svg:x="13.4cm" svg:y="1.75cm">
          <text:p text:style-name="P1"><text:span text:style-name="T1">destructor queu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.5cm" svg:x="17cm" svg:y="1.5cm">
          <text:p text:style-name="P1"><text:span text:style-name="T1">Object destru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cm" svg:x="17.5cm" svg:y="3.5cm">
          <text:p text:style-name="P1"><text:span text:style-name="T1">Racks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.75cm" svg:y1="2.25cm" svg:x2="2.75cm" svg:y2="3.5cm">
          <text:p/>
        </draw:line>
        <draw:line draw:style-name="gr14" draw:text-style-name="P8" draw:layer="layout" svg:x1="2.75cm" svg:y1="2.25cm" svg:x2="4cm" svg:y2="2.25cm">
          <text:p/>
        </draw:line>
        <draw:line draw:style-name="gr14" draw:text-style-name="P8" draw:layer="layout" svg:x1="7cm" svg:y1="2.25cm" svg:x2="8.5cm" svg:y2="2.25cm">
          <text:p/>
        </draw:line>
        <draw:line draw:style-name="gr14" draw:text-style-name="P8" draw:layer="layout" svg:x1="11cm" svg:y1="2.25cm" svg:x2="12cm" svg:y2="2.25cm">
          <text:p/>
        </draw:line>
        <draw:line draw:style-name="gr14" draw:text-style-name="P8" draw:layer="layout" svg:x1="12cm" svg:y1="2.25cm" svg:x2="12cm" svg:y2="3.5cm">
          <text:p/>
        </draw:line>
        <draw:line draw:style-name="gr14" draw:text-style-name="P8" draw:layer="layout" svg:x1="12.25cm" svg:y1="3.5cm" svg:x2="12.25cm" svg:y2="2.25cm">
          <text:p/>
        </draw:line>
        <draw:line draw:style-name="gr14" draw:text-style-name="P8" draw:layer="layout" svg:x1="13.5cm" svg:y1="2.25cm" svg:x2="12.25cm" svg:y2="2.25cm">
          <text:p/>
        </draw:line>
        <draw:line draw:style-name="gr14" draw:text-style-name="P8" draw:layer="layout" svg:x1="16cm" svg:y1="2.25cm" svg:x2="17cm" svg:y2="2.25cm">
          <text:p/>
        </draw:line>
        <draw:line draw:style-name="gr14" draw:text-style-name="P8" draw:layer="layout" svg:x1="4cm" svg:y1="4.25cm" svg:x2="5cm" svg:y2="4.25cm">
          <text:p/>
        </draw:line>
        <draw:line draw:style-name="gr14" draw:text-style-name="P8" draw:layer="layout" svg:x1="7.5cm" svg:y1="4.25cm" svg:x2="8.5cm" svg:y2="4.25cm">
          <text:p/>
        </draw:line>
        <draw:line draw:style-name="gr15" draw:text-style-name="P9" draw:layer="layout" svg:x1="17cm" svg:y1="4.25cm" svg:x2="17.5cm" svg:y2="4.25cm">
          <text:p/>
        </draw:line>
        <draw:line draw:style-name="gr14" draw:text-style-name="P8" draw:layer="layout" svg:x1="9.75cm" svg:y1="7cm" svg:x2="9.75cm" svg:y2="6.5cm">
          <text:p/>
        </draw:line>
        <draw:line draw:style-name="gr14" draw:text-style-name="P8" draw:layer="layout" svg:x1="9.75cm" svg:y1="9cm" svg:x2="9.75cm" svg:y2="8.5cm">
          <text:p/>
        </draw:line>
        <draw:line draw:style-name="gr14" draw:text-style-name="P8" draw:layer="layout" svg:x1="12.75cm" svg:y1="7cm" svg:x2="12.75cm" svg:y2="6.5cm">
          <text:p/>
        </draw:line>
        <draw:line draw:style-name="gr14" draw:text-style-name="P8" draw:layer="layout" svg:x1="12.75cm" svg:y1="9cm" svg:x2="12.75cm" svg:y2="8.5cm">
          <text:p/>
        </draw:line>
        <draw:custom-shape draw:style-name="gr16" draw:text-style-name="P10" draw:layer="layout" svg:width="6.55cm" svg:height="2.25cm" svg:x="0.95cm" svg:y="9cm">
          <text:p text:style-name="P1"><text:span text:style-name="T2">StudioRunner</text:span></text:p>
          <text:p text:style-name="P1"><text:span text:style-name="T1">Checking for new midi-keyboards,</text:span></text:p>
          <text:p text:style-name="P1"><text:span text:style-name="T1">Preparing samples for playback,</text:span></text:p>
          <text:p text:style-name="P1"><text:span text:style-name="T1">Other non critical jobs..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0.982794901798007) translate (4.30769210371361cm 6.28846258102584cm)" svg:viewBox="0 0 2635 2912" draw:points="2635,2080 1733,2080 1387,2912 0,832 347,0 1248,0">
          <text:p/>
        </draw:polygon>
        <draw:custom-shape draw:style-name="gr17" draw:text-style-name="P6" draw:layer="layout" svg:width="2.5cm" svg:height="1cm" svg:x="4.75cm" svg:y="5.5cm">
          <text:p text:style-name="P1"><text:span text:style-name="T1">message queue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7cm" svg:y1="6cm" svg:x2="8.5cm" svg:y2="6cm">
          <text:p/>
        </draw:line>
        <draw:custom-shape draw:style-name="gr8" draw:text-style-name="P5" draw:layer="layout" svg:width="2.5cm" svg:height="1.5cm" svg:x="1.5cm" svg:y="5.2cm">
          <text:p text:style-name="P1"><text:span text:style-name="T1">WS-serv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4cm" svg:y1="6cm" svg:x2="4.5cm" svg:y2="6cm">
          <text:p/>
        </draw:line>
        <draw:polygon draw:style-name="gr2" draw:text-style-name="P3" draw:layer="layout" svg:width="2.634cm" svg:height="2.911cm" draw:transform="rotate (0.982794901798007) translate (4.30769210371361cm 8.03846258102584cm)" svg:viewBox="0 0 2635 2912" draw:points="2635,2080 1733,2080 1387,2912 0,832 347,0 1248,0">
          <text:p/>
        </draw:polygon>
        <draw:custom-shape draw:style-name="gr17" draw:text-style-name="P6" draw:layer="layout" svg:width="2.5cm" svg:height="1cm" svg:x="4.75cm" svg:y="7.2cm">
          <text:p text:style-name="P1"><text:span text:style-name="T1">error queue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8.5cm" svg:y1="6.25cm" svg:x2="8cm" svg:y2="6.25cm">
          <text:p/>
        </draw:line>
        <draw:line draw:style-name="gr14" draw:text-style-name="P8" draw:layer="layout" svg:x1="8cm" svg:y1="6.25cm" svg:x2="8cm" svg:y2="7.75cm">
          <text:p/>
        </draw:line>
        <draw:line draw:style-name="gr14" draw:text-style-name="P8" draw:layer="layout" svg:x1="8cm" svg:y1="7.75cm" svg:x2="7cm" svg:y2="7.75cm">
          <text:p/>
        </draw:line>
        <draw:line draw:style-name="gr14" draw:text-style-name="P8" draw:layer="layout" svg:x1="4.5cm" svg:y1="7.75cm" svg:x2="4cm" svg:y2="7.75cm">
          <text:p/>
        </draw:line>
        <draw:custom-shape draw:style-name="gr18" draw:text-style-name="P11" draw:layer="layout" svg:width="1.75cm" svg:height="1.5cm" svg:x="1.8cm" svg:y="7cm">
          <text:p text:style-name="P1"><text:span text:style-name="T1">Con/</text:span></text:p>
          <text:p text:style-name="P1"><text:span text:style-name="T1">Log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5cm" svg:height="0.5cm" svg:x="1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0.5cm" svg:height="0.5cm" svg:x="1.001cm" svg:y="5.7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3.25cm" svg:height="0.5cm" draw:transform="rotate (1.5707963267949) translate (0.5cm 6.75cm)">
          <text:p text:style-name="P12"><text:span text:style-name="T3">FRONT END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5cm" svg:height="1cm" svg:x="8.5cm" svg:y="11.5cm">
          <text:p text:style-name="P1"><text:span text:style-name="T1">Linux / Android / iOS / Windows / Mac</text:span>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9.75cm" svg:y1="11.5cm" svg:x2="9.75cm" svg:y2="10.5cm">
          <text:p/>
        </draw:line>
        <draw:line draw:style-name="gr22" draw:text-style-name="P8" draw:layer="layout" svg:x1="12.75cm" svg:y1="11.5cm" svg:x2="12.75cm" svg:y2="10.5cm">
          <text:p/>
        </draw:line>
        <draw:line draw:style-name="gr22" draw:text-style-name="P8" draw:layer="layout" svg:x1="15.75cm" svg:y1="11.5cm" svg:x2="15.75cm" svg:y2="10.5cm">
          <text:p/>
        </draw:line>
        <draw:custom-shape draw:style-name="gr7" draw:text-style-name="P4" draw:layer="layout" svg:width="2.5cm" svg:height="1.5cm" svg:x="14.5cm" svg:y="7cm">
          <text:p text:style-name="P1"><text:span text:style-name="T1">File mana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5cm" svg:height="1.75cm" svg:x="18cm" svg:y="8.9cm">
          <text:p text:style-name="P1"><text:span text:style-name="T1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" draw:text-style-name="P8" draw:layer="layout" svg:x1="15.75cm" svg:y1="9cm" svg:x2="15.75cm" svg:y2="8.5cm">
          <text:p/>
        </draw:line>
        <draw:line draw:style-name="gr24" draw:text-style-name="P8" draw:layer="layout" svg:x1="18.75cm" svg:y1="9.25cm" svg:x2="18.75cm" svg:y2="7.5cm">
          <text:p/>
        </draw:line>
        <draw:line draw:style-name="gr25" draw:text-style-name="P8" draw:layer="layout" svg:x1="17cm" svg:y1="7.75cm" svg:x2="18.75cm" svg:y2="7.75cm">
          <text:p/>
        </draw:line>
        <draw:custom-shape draw:style-name="gr8" draw:text-style-name="P5" draw:layer="layout" svg:width="2.5cm" svg:height="1.5cm" svg:x="17.5cm" svg:y="6cm">
          <text:p text:style-name="P1"><text:span text:style-name="T1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5cm" svg:height="1.5cm" svg:x="3.5cm" svg:y="7cm"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4:15.750455796</meta:creation-date>
    <meta:generator>LibreOffice/24.8.3.2$Linux_X86_64 LibreOffice_project/480$Build-2</meta:generator>
    <meta:editing-cycles>7</meta:editing-cycles>
    <meta:editing-duration>PT2H4M9S</meta:editing-duration>
    <dc:date>2025-01-01T22:01:30.059330024</dc:date>
    <meta:document-statistic meta:object-count="63"/>
  </office:meta>
</office:document-meta>
</file>